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58a9a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5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5ba75d" officeooo:paragraph-rsid="005ba75d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6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5c7251" officeooo:paragraph-rsid="005c7251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5a901c" officeooo:paragraph-rsid="005a901c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5dd382" officeooo:paragraph-rsid="005dd382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fo:language="pt" fo:country="BR" officeooo:rsid="0043ffe7" style:letter-kerning="true" style:font-name-asian="Noto Serif CJK SC" style:language-asian="zh" style:country-asian="CN" style:font-name-complex="Lohit Devanagari1" style:language-complex="hi" style:country-complex="IN"/>
    </style:style>
    <style:style style:name="T3" style:family="text">
      <style:text-properties style:use-window-font-color="true" loext:opacity="0%" fo:language="pt" fo:country="BR" officeooo:rsid="00575614" style:letter-kerning="true" style:font-name-asian="Noto Serif CJK SC" style:language-asian="zh" style:country-asian="CN" style:font-name-complex="Lohit Devanagari1" style:language-complex="hi" style:country-complex="IN"/>
    </style:style>
    <style:style style:name="T4" style:family="text">
      <style:text-properties officeooo:rsid="00300ab5"/>
    </style:style>
    <style:style style:name="T5" style:family="text">
      <style:text-properties style:font-name="Times New Roman" fo:font-style="normal" fo:font-weight="bold" officeooo:rsid="0058a9a0" style:font-style-asian="normal" style:font-weight-asian="bold" style:font-style-complex="normal" style:font-weight-complex="bold"/>
    </style:style>
    <style:style style:name="T6" style:family="text">
      <style:text-properties style:font-name="Times New Roman" fo:font-style="normal" officeooo:rsid="0058a9a0" style:font-style-asian="normal" style:font-style-complex="normal"/>
    </style:style>
    <style:style style:name="T7" style:family="text">
      <style:text-properties style:font-name="Times New Roman" fo:font-style="normal" fo:font-weight="normal" officeooo:rsid="0058a9a0" style:font-style-asian="normal" style:font-weight-asian="normal" style:font-style-complex="normal" style:font-weight-complex="normal"/>
    </style:style>
    <style:style style:name="T8" style:family="text">
      <style:text-properties officeooo:rsid="005ba75d"/>
    </style:style>
    <style:style style:name="T9" style:family="text">
      <style:text-properties officeooo:rsid="005bf98d"/>
    </style:style>
    <style:style style:name="T10" style:family="text">
      <style:text-properties officeooo:rsid="005dd38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dd382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ituto Federal Sul-rio-grandense – Campus Camaquã</text:p>
      <text:p text:style-name="P1">Disciplina: <text:span text:style-name="T1">Redes de Computadores I</text:span><text:span text:style-name="T4">I</text:span> – Turma 2024</text:p>
      <text:p text:style-name="P1">Professor: Vinícius Alves Hax</text:p>
      <text:p text:style-name="P1">Assunto: <text:span text:style-name="T2">Exercícios </text:span><text:span text:style-name="T3">sobre Redes Sem Fio</text:span></text:p>
      <text:p text:style-name="P2"/>
      <text:p text:style-name="P4"><text:span text:style-name="Strong_20_Emphasis"><text:span text:style-name="T5">Parte 1: Montando e experimentando com uma rede WiFi (802.11)</text:span></text:span></text:p>
      <text:p text:style-name="P4"><text:span text:style-name="Strong_20_Emphasis"><text:span text:style-name="T7">Escolha um dos roteadores WiFi disponíveis. Observe o equipamento externamente e procure o seu fabricante e modelo. Com base nessas informações procure o manual do equipamento.</text:span></text:span></text:p>
      <text:p text:style-name="P4"><text:span text:style-name="Strong_20_Emphasis"><text:span text:style-name="T7">Resete as configurações do equipamento (se necessário) e faça o acesso ao mesmo como administrador. </text:span></text:span></text:p>
      <text:p text:style-name="P7">Escolha um nome e configure a sua rede WiFi. Verifique se os telefones celulares dos integrantes do grupo conseguem se conectar. Qual o endereço IP dos telefones após a conexão?</text:p>
      <text:p text:style-name="P7">Altere as configurações de DHCP do roteador. Reconecte seu celular na rede. O endereço IP mudou?</text:p>
      <text:p text:style-name="P7">Com a ajuda da Internet <text:span text:style-name="T8">descubra o endereço físico (endereço MAC) do seu celular. Procure a opção no roteador de bloqueio de endereço MAC. Faça o bloqueio de um dos celulares do grupo pelo endereço MAC. Tente reconectar todos os celulares na rede. Observe se o bloqueio funcionou.</text:span></text:p>
      <text:p text:style-name="P7"/>
      <text:p text:style-name="P5">Parte 2: <text:span text:style-name="T9">Teste de invasão de roteador WiFi</text:span></text:p>
      <text:p text:style-name="P6"><text:span text:style-name="T11">Utilize o conjunto de </text:span><text:span text:style-name="T12">softwares aircrack-ng para descobrir a senha do roteador do professor. Leia o link a seguir para saber mais detalhes de como proceder </text:span><text:a xlink:type="simple" xlink:href="https://www.aircrack-ng.org/doku.php?id=newbie_guide" text:style-name="Internet_20_link" text:visited-style-name="Visited_20_Internet_20_Link"><text:span text:style-name="T12">https://www.aircrack-ng.org/doku.php?id=newbie_guide</text:span></text:a><text:span text:style-name="T12"> (você pode consultar outras fontes também)</text:span></text:p>
      <text:p text:style-name="P8">Após descobrir a senha conecte-se na rede e tente descobrir o endereço IP do celular do professor (nessa etapa será necessário usar o software nmap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4-12-06T08:51:50.816884595</dc:date>
    <meta:editing-cycles>44</meta:editing-cycles>
    <meta:editing-duration>PT10H46M45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1" meta:paragraph-count="13" meta:word-count="233" meta:character-count="1500" meta:non-whitespace-character-count="1277"/>
  </office:meta>
</office:document-meta>
</file>